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9071in" fo:break-before="auto" style:use-optimal-row-height="false"/>
    </style:style>
    <style:style style:name="ro3" style:family="table-row">
      <style:table-row-properties style:row-height="2.0173in" fo:break-before="auto" style:use-optimal-row-height="false"/>
    </style:style>
    <style:style style:name="ro4" style:family="table-row">
      <style:table-row-properties style:row-height="2.0035in" fo:break-before="auto" style:use-optimal-row-height="false"/>
    </style:style>
    <style:style style:name="ro5" style:family="table-row">
      <style:table-row-properties style:row-height="2.0591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7547in" fo:break-before="auto" style:use-optimal-row-height="false"/>
    </style:style>
    <style:style style:name="ro8" style:family="table-row">
      <style:table-row-properties style:row-height="1.6028in" fo:break-before="auto" style:use-optimal-row-height="false"/>
    </style:style>
    <style:style style:name="ro9" style:family="table-row">
      <style:table-row-properties style:row-height="1.6445in" fo:break-before="auto" style:use-optimal-row-height="false"/>
    </style:style>
    <style:style style:name="ro10" style:family="table-row">
      <style:table-row-properties style:row-height="1.4508in" fo:break-before="auto" style:use-optimal-row-height="false"/>
    </style:style>
    <style:style style:name="ro11" style:family="table-row">
      <style:table-row-properties style:row-height="0.9583in" fo:break-before="auto" style:use-optimal-row-height="false"/>
    </style:style>
    <style:style style:name="ro12" style:family="table-row">
      <style:table-row-properties style:row-height="0.75in" fo:break-before="auto" style:use-optimal-row-height="false"/>
    </style:style>
    <style:style style:name="ro13" style:family="table-row">
      <style:table-row-properties style:row-height="0.8126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8437in" fo:break-before="auto" style:use-optimal-row-height="false"/>
    </style:style>
    <style:style style:name="ro16" style:family="table-row">
      <style:table-row-properties style:row-height="0.9063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7811in" fo:break-before="auto" style:use-optimal-row-height="false"/>
    </style:style>
    <style:style style:name="ro19" style:family="table-row">
      <style:table-row-properties style:row-height="0.8752in" fo:break-before="auto" style:use-optimal-row-height="false"/>
    </style:style>
    <style:style style:name="ro20" style:family="table-row">
      <style:table-row-properties style:row-height="1in" fo:break-before="auto" style:use-optimal-row-height="false"/>
    </style:style>
    <style:style style:name="ro21" style:family="table-row">
      <style:table-row-properties style:row-height="0.802in" fo:break-before="auto" style:use-optimal-row-height="false"/>
    </style:style>
    <style:style style:name="ro22" style:family="table-row">
      <style:table-row-properties style:row-height="1.0209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F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style:font-name="F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F"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F" fo:font-size="16pt" style:font-size-asian="16pt" style:font-size-complex="16pt"/>
    </style:style>
    <style:style style:name="T5" style:family="text">
      <style:text-properties style:font-name="F" fo:font-size="16pt" fo:language="en" fo:country="US" style:font-size-asian="16pt" style:font-size-complex="16pt"/>
    </style:style>
    <style:style style:name="T6" style:family="text">
      <style:text-properties style:font-name="Times New Roman" fo:font-size="16pt" style:font-size-asian="16pt" style:font-name-complex="Arial1" style:font-size-complex="16pt"/>
    </style:style>
    <style:style style:name="T7" style:family="text">
      <style:text-properties style:font-name="Times New Roman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3" office:value-type="string">
            <text:p>Priority</text:p>
          </table:table-cell>
          <table:table-cell table:style-name="ce15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<text:span text:style-name="T1">Pagina principală</text:span></text:p>
          </table:table-cell>
          <table:table-cell table:style-name="ce9" office:value-type="string">
            <text:p><text:span text:style-name="T2">6 – </text:span><text:span text:style-name="T3">Filtrare după nume </text:span><text:span text:style-name="T3">crescător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6">1. Accesare aplicatie</text:span></text:p>
            <text:p><text:span text:style-name="T7">2. Logare</text:span></text:p>
            <text:p><text:span text:style-name="T7">3. Apasare buton </text:span><text:span text:style-name="T7">“Sortare”</text:span></text:p>
            <text:p><text:span text:style-name="T7">4. Sortare crescator dupa </text:span><text:span text:style-name="T7">nume(“Name A toZ”)</text:span></text:p>
            <text:p><text:span text:style-name="T7">5.Verificare afișare </text:span><text:span text:style-name="T7">produse în ordine </text:span><text:span text:style-name="T7">crescătoare alfabetic </text:span><text:span text:style-name="T7">după nume</text:span></text:p>
          </table:table-cell>
          <table:table-cell table:style-name="ce11"/>
          <table:table-cell table:style-name="ce11" office:value-type="string">
            <text:p>Produsele sunt afisate in ordine crescatoare alfabetic dupa nume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2">7 – </text:span><text:span text:style-name="T3">Filtrare după nume </text:span><text:span text:style-name="T3">descrescător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6">1. Accesare aplicatie</text:span></text:p>
            <text:p><text:span text:style-name="T7">2. Logare</text:span></text:p>
            <text:p><text:span text:style-name="T7">3. Apasare buton </text:span><text:span text:style-name="T7">“Sortare”</text:span></text:p>
            <text:p><text:span text:style-name="T7">4. Sortare descrescator </text:span><text:span text:style-name="T7">dupa nume(“Name Z to </text:span><text:span text:style-name="T7">A”)</text:span></text:p>
            <text:p><text:span text:style-name="T7">5.Verificare afișare </text:span><text:span text:style-name="T7">produse în ordine des </text:span><text:span text:style-name="T7">crescătoare alfabetic </text:span><text:span text:style-name="T7">după nume</text:span></text:p>
          </table:table-cell>
          <table:table-cell table:style-name="ce11"/>
          <table:table-cell table:style-name="ce17" office:value-type="string">
            <text:p><text:s/>Produsele sunt afișate în ordine alfabetică descrescătoare după nume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2">8- </text:span><text:span text:style-name="T3">Filtrare după preț </text:span><text:span text:style-name="T3">crescător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6">1. Accesare aplicatie</text:span></text:p>
            <text:p><text:span text:style-name="T7">2. Logare</text:span></text:p>
            <text:p><text:span text:style-name="T7">3. Apasare buton </text:span><text:span text:style-name="T7">“Sortare”</text:span></text:p>
            <text:p><text:span text:style-name="T7">4. Sortare crescator dupa </text:span><text:span text:style-name="T7">pret(“price low to high”)</text:span></text:p>
            <text:p><text:span text:style-name="T7">5.Verificare afișare </text:span><text:span text:style-name="T7">produse în ordine </text:span><text:span text:style-name="T7">crescătoare după pret</text:span></text:p>
          </table:table-cell>
          <table:table-cell table:style-name="ce11"/>
          <table:table-cell table:style-name="ce11" office:value-type="string">
            <text:p>Produsele sunt afișate în ordine crescătoare după preț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2">9- </text:span><text:span text:style-name="T1">Filtrare după preț </text:span><text:span text:style-name="T1">descrescător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6">1. Accesare aplicatie</text:span></text:p>
            <text:p><text:span text:style-name="T7">2. Logare</text:span></text:p>
            <text:p><text:span text:style-name="T7">3. Apasare buton </text:span><text:span text:style-name="T7">“Sortare”</text:span></text:p>
            <text:p><text:span text:style-name="T7">4. Sortare descrescator </text:span><text:span text:style-name="T7">dupa pret (“Price high to </text:span><text:span text:style-name="T7">low”)</text:span></text:p>
            <text:p><text:span text:style-name="T7">5.Verificare afișare </text:span><text:span text:style-name="T7">produse în ordine des </text:span><text:span text:style-name="T7">crescătoare după pret</text:span></text:p>
          </table:table-cell>
          <table:table-cell table:style-name="ce11"/>
          <table:table-cell table:style-name="ce17" office:value-type="string">
            <text:p>Produsele sunt afișate în ordine descrescătoare după preț</text:p>
          </table:table-cell>
          <table:table-cell table:style-name="ce18"/>
          <table:table-cell table:style-name="ce20"/>
          <table:table-cell table:style-name="ce17"/>
          <table:table-cell table:number-columns-repeated="1014"/>
        </table:table-row>
        <table:table-row table:style-name="ro6">
          <table:table-cell table:style-name="ce5"/>
          <table:table-cell table:style-name="ce10" office:value-type="string">
            <text:p><text:span text:style-name="T4">10- </text:span><text:span text:style-name="T3">Adăugare produs în </text:span><text:span text:style-name="T3">coș</text:span><text:span text:style-name="T5"> 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6">1. Accesare aplicatie</text:span></text:p>
            <text:p><text:span text:style-name="T7">2. Logare</text:span></text:p>
            <text:p><text:span text:style-name="T7">3. Apasare buton “Add to </text:span><text:span text:style-name="T7">cart” pentru un produs</text:span></text:p>
            <text:p><text:span text:style-name="T7">4. Verificare </text:span><text:span text:style-name="T7">transformare buton “Add </text:span><text:span text:style-name="T7">to cart” in “Remove”</text:span></text:p>
          </table:table-cell>
          <table:table-cell table:style-name="ce11"/>
          <table:table-cell table:style-name="ce17" office:value-type="string">
            <text:p>Butonul „Add to cart” se transformă în „Remove”.</text:p>
          </table:table-cell>
          <table:table-cell table:style-name="ce19"/>
          <table:table-cell table:style-name="ce20"/>
          <table:table-cell table:style-name="ce17"/>
          <table:table-cell table:number-columns-repeated="1014"/>
        </table:table-row>
        <table:table-row table:style-name="ro7">
          <table:table-cell table:style-name="ce5"/>
          <table:table-cell table:style-name="ce9"/>
          <table:table-cell table:style-name="ce14" table:number-columns-repeated="2"/>
          <table:table-cell table:style-name="ce17"/>
          <table:table-cell table:style-name="ce11"/>
          <table:table-cell table:style-name="ce17"/>
          <table:table-cell table:style-name="ce18"/>
          <table:table-cell table:style-name="ce20"/>
          <table:table-cell table:style-name="ce17"/>
          <table:table-cell table:number-columns-repeated="1014"/>
        </table:table-row>
        <table:table-row table:style-name="ro8">
          <table:table-cell table:style-name="ce6"/>
          <table:table-cell table:style-name="ce1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4">
          <table:table-cell table:style-name="ce7"/>
          <table:table-cell table:style-name="ce11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9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1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1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8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9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3" table:number-rows-repeated="189">
          <table:table-cell/>
          <table:table-cell table:style-name="ce12"/>
          <table:table-cell table:number-columns-repeated="2"/>
          <table:table-cell table:style-name="ce12"/>
          <table:table-cell table:number-columns-repeated="4"/>
          <table:table-cell table:style-name="ce23"/>
          <table:table-cell table:number-columns-repeated="1014"/>
        </table:table-row>
        <table:table-row table:style-name="ro23" table:number-rows-repeated="780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4" office:value-type="string">
            <text:p>Total tests</text:p>
          </table:table-cell>
          <table:table-cell table:style-name="ce24" office:value-type="string">
            <text:p>Nb of Pass test</text:p>
          </table:table-cell>
          <table:table-cell table:style-name="ce24" office:value-type="string">
            <text:p>Nb of Failed test</text:p>
          </table:table-cell>
          <table:table-cell table:style-name="ce24" office:value-type="string">
            <text:p>Nb. Of Blocked tests</text:p>
          </table:table-cell>
          <table:table-cell table:style-name="ce24" office:value-type="string">
            <text:p>Total test covered</text:p>
          </table:table-cell>
          <table:table-cell table:style-name="ce24" office:value-type="string">
            <text:p>Blocked Tests%</text:p>
          </table:table-cell>
          <table:table-cell table:style-name="ce24" office:value-type="string">
            <text:p>Failed test%</text:p>
          </table:table-cell>
          <table:table-cell table:style-name="ce24" office:value-type="string">
            <text:p>Pass test %</text:p>
          </table:table-cell>
          <table:table-cell table:style-name="ce24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5" table:formula="of:=COUNTIF([$TestCases.B2:.B60];&quot;*&quot;)" office:value-type="float" office:value="0">
            <text:p>0</text:p>
          </table:table-cell>
          <table:table-cell table:style-name="ce25" table:formula="of:=COUNTIF([$TestCases.I2:.O60];&quot;Pass&quot;)" office:value-type="float" office:value="0">
            <text:p>0</text:p>
          </table:table-cell>
          <table:table-cell table:style-name="ce25" table:formula="of:=COUNTIF([$TestCases.I2:.I60];&quot;Fail&quot;)" office:value-type="float" office:value="0">
            <text:p>0</text:p>
          </table:table-cell>
          <table:table-cell table:style-name="ce25" table:formula="of:=COUNTIF([$TestCases.I2:.I60];&quot;Blocked&quot;)" office:value-type="float" office:value="0">
            <text:p>0</text:p>
          </table:table-cell>
          <table:table-cell table:style-name="ce25" table:formula="of:=[.B2]+[.C2]" office:value-type="float" office:value="0">
            <text:p>0</text:p>
          </table:table-cell>
          <table:table-cell table:style-name="ce26" table:formula="of:=([.D2]/[.A2])*100" office:value-type="float" office:value="0">
            <text:p>#DIV/0!</text:p>
          </table:table-cell>
          <table:table-cell table:style-name="ce27" table:formula="of:=([.C2]/[.A2])*100" office:value-type="float" office:value="0">
            <text:p>#DIV/0!</text:p>
          </table:table-cell>
          <table:table-cell table:style-name="ce26" table:formula="of:=([.B2]/[.A2])*100" office:value-type="float" office:value="0">
            <text:p>#DIV/0!</text:p>
          </table:table-cell>
          <table:table-cell table:style-name="ce28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3" table:number-rows-repeated="998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7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7:32:10.33</dc:date>
    <dc:creator>Alexandra Felecan</dc:creator>
    <meta:generator>OpenOffice/4.1.15$Win32 OpenOffice.org_project/4115m2$Build-9813</meta:generator>
    <meta:editing-duration>PT3H24M54S</meta:editing-duration>
    <meta:editing-cycles>8</meta:editing-cycles>
    <meta:document-statistic meta:table-count="2" meta:cell-count="49" meta:object-count="0"/>
  </office:meta>
</office:document-meta>
</file>